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2F43EEAF40566F90CF.png" manifest:media-type="image/png"/>
  <manifest:file-entry manifest:full-path="Pictures/100000000000008E0000008B292F26138D2E0539.png" manifest:media-type="image/png"/>
  <manifest:file-entry manifest:full-path="Pictures/10000000000000820000002F078280C58F6EB3E9.png" manifest:media-type="image/png"/>
  <manifest:file-entry manifest:full-path="Pictures/100000000000008E0000008B48F5B5889B2F977C.png" manifest:media-type="image/png"/>
  <manifest:file-entry manifest:full-path="Pictures/100000000000002000000020B2FF2A327EABC87D.png" manifest:media-type="image/png"/>
  <manifest:file-entry manifest:full-path="Pictures/100002010000001A0000001AAF703FFF0672A294.png" manifest:media-type="image/png"/>
  <manifest:file-entry manifest:full-path="Pictures/100002010000001A0000001AA571370298CACDEB.png" manifest:media-type="image/png"/>
  <manifest:file-entry manifest:full-path="Pictures/100000000000008E0000008BE4887A1E39DB0172.png" manifest:media-type="image/png"/>
  <manifest:file-entry manifest:full-path="Pictures/100000000000008E0000008BD7A492A82C5DFD7A.png" manifest:media-type="image/png"/>
  <manifest:file-entry manifest:full-path="Pictures/10000000000000820000002F47498FAA7E2E10D3.png" manifest:media-type="image/png"/>
  <manifest:file-entry manifest:full-path="Pictures/100000000000008E0000008B8B1CC732330C4E13.png" manifest:media-type="image/png"/>
  <manifest:file-entry manifest:full-path="Pictures/10000000000000820000002F79FA1946A1F594E8.png" manifest:media-type="image/png"/>
  <manifest:file-entry manifest:full-path="Pictures/10000000000000820000002F7833B38B245FB7BD.png" manifest:media-type="image/png"/>
  <manifest:file-entry manifest:full-path="Pictures/100002010000001A0000001AA3AE3FDD6AF6F6DE.png" manifest:media-type="image/png"/>
  <manifest:file-entry manifest:full-path="Pictures/1000000000000517000002806F2EFDBB16F57E00.png" manifest:media-type="image/png"/>
  <manifest:file-entry manifest:full-path="Pictures/100000000000008E0000008BC339C3A365094AD7.png" manifest:media-type="image/png"/>
  <manifest:file-entry manifest:full-path="Pictures/100000000000008E0000008B4383297BEB1BF389.png" manifest:media-type="image/png"/>
  <manifest:file-entry manifest:full-path="Pictures/100002010000001A0000001ADDDD34FE37AEC302.png" manifest:media-type="image/png"/>
  <manifest:file-entry manifest:full-path="Pictures/100000000000008E0000008B5115488572DADB65.png" manifest:media-type="image/png"/>
  <manifest:file-entry manifest:full-path="Pictures/100002010000001A0000001A10FB026518D3D16B.png" manifest:media-type="image/png"/>
  <manifest:file-entry manifest:full-path="Pictures/100002010000001A0000001AE24DE60DC1E03B38.png" manifest:media-type="image/png"/>
  <manifest:file-entry manifest:full-path="Pictures/10000000000000820000002F5EEAA04B8E14C93D.png" manifest:media-type="image/png"/>
  <manifest:file-entry manifest:full-path="Pictures/100000000000008E0000008BCFFC08A602316942.png" manifest:media-type="image/png"/>
  <manifest:file-entry manifest:full-path="Pictures/100002010000001A0000001A87979234C1A774E6.png" manifest:media-type="image/png"/>
  <manifest:file-entry manifest:full-path="Pictures/10000000000000820000002F6040ED0E7789E5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9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0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E4887A1E39DB0172.png" xlink:type="simple" xlink:show="embed" xlink:actuate="onLoad">
            <text:p/>
          </draw:image>
        </draw:frame>
        <draw:frame draw:style-name="gr1" draw:text-style-name="P1" draw:layer="layout" svg:width="3.439cm" svg:height="1.243cm" svg:x="0.6cm" svg:y="1.8cm">
          <draw:image xlink:href="Pictures/10000000000000820000002F7833B38B245FB7B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8B1CC732330C4E13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833B38B245FB7BD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48F5B5889B2F977C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A571370298CACDEB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AF703FFF0672A294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47498FAA7E2E10D3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C339C3A365094AD7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9FA1946A1F594E8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CFFC08A602316942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833B38B245FB7BD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3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115488572DADB65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5EEAA04B8E14C93D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7A492A82C5DFD7A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A3AE3FDD6AF6F6DE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10FB026518D3D16B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833B38B245FB7BD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7A492A82C5DFD7A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DDDD34FE37AEC302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87979234C1A774E6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833B38B245FB7BD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7A492A82C5DFD7A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833B38B245FB7BD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383297BEB1BF389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6040ED0E7789E591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7A492A82C5DFD7A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078280C58F6EB3E9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292F26138D2E0539.png" xlink:type="simple" xlink:show="embed" xlink:actuate="onLoad">
            <text:p/>
          </draw:image>
        </draw:frame>
        <draw:frame draw:style-name="gr1" draw:text-style-name="P1" draw:layer="layout" svg:width="0.687cm" svg:height="0.687cm" svg:x="32.201cm" svg:y="15.514cm">
          <draw:image xlink:href="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833B38B245FB7BD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5115488572DADB65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43EEAF40566F90CF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5115488572DADB65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801cm">
          <draw:image xlink:href="Pictures/10000000000000820000002F7833B38B245FB7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13T19:15:35.777839364</dc:date>
    <meta:editing-duration>PT1H23M15S</meta:editing-duration>
    <meta:editing-cycles>14</meta:editing-cycles>
    <meta:generator>LibreOffice/5.1.6.2$Linux_x86 LibreOffice_project/10m0$Build-2</meta:generator>
    <meta:print-date>2020-06-04T15:09:42.507340570</meta:print-date>
    <meta:document-statistic meta:object-count="143"/>
  </office:meta>
</office:document-meta>
</file>